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7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5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table:style-name="ce5"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5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table:style-name="ce5"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5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table:style-name="ce7"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7"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5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5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table:style-name="ce5"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table:style-name="ce5"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-00-00</text:date>, <text:time style:data-style-name="N2" text:time-value="20:52:07.146615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20:54:22.045077626</dc:date>
    <meta:editing-duration>P2DT1H4M22S</meta:editing-duration>
    <meta:editing-cycles>272</meta:editing-cycles>
    <meta:generator>LibreOffice/6.0.7.3$Linux_X86_64 LibreOffice_project/00m0$Build-3</meta:generator>
    <meta:document-statistic meta:table-count="6" meta:cell-count="961" meta:object-count="0"/>
  </office:meta>
</office:document-meta>
</file>